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ext_20_body">This is a document with no title or auth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2</meta:generator>
    <dc:title/>
    <dc:description/>
    <dc:subject>Version: reproducible</dc:subject>
    <meta:keyword/>
    <dc:language>en-GB</dc:language>
    <meta:initial-creator/>
    <dc:creator/>
    <meta:creation-date>2021-04-12T16:02:01Z</meta:creation-date>
    <dc:date>2021-04-12T16:02:01Z</dc:date>
    <meta:user-defined meta:name="docversion" meta:value-type="string">reproducible</meta:user-defined>
    <meta:user-defined meta:name="identifier" meta:value-type="string"/>
    <meta:user-defined meta:name="poetry-lines" meta:value-type="string">0</meta:user-defined>
    <meta:user-defined meta:name="source-hash" meta:value-type="string">68a95fd2c5559a60b1a35c207c6cfc8e</meta:user-defined>
    <meta:user-defined meta:name="wordcount" meta:value-type="string">9</meta:user-defined>
  </office:meta>
</office:document-meta>
</file>